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P2" style:parent-style-name="Standard" style:family="paragraph">
      <style:paragraph-properties fo:text-align="justify"/>
    </style:style>
    <style:style style:name="P3" style:parent-style-name="Standard" style:family="paragraph">
      <style:paragraph-properties fo:text-align="justify"/>
    </style:style>
    <style:style style:name="P4" style:parent-style-name="Standard" style:list-style-name="LFO1" style:family="paragraph"/>
    <style:style style:name="P5" style:parent-style-name="Standard" style:family="paragraph">
      <style:paragraph-properties fo:margin-left="0.25in">
        <style:tab-stops/>
      </style:paragraph-properties>
    </style:style>
    <style:style style:name="P6" style:parent-style-name="Standard" style:family="paragraph">
      <style:paragraph-properties fo:margin-left="0.25in">
        <style:tab-stops/>
      </style:paragraph-properties>
    </style:style>
    <style:style style:name="P7" style:parent-style-name="Standard" style:family="paragraph">
      <style:paragraph-properties fo:margin-left="0.25in">
        <style:tab-stops/>
      </style:paragraph-properties>
    </style:style>
    <style:style style:name="P8" style:parent-style-name="Standard" style:family="paragraph">
      <style:paragraph-properties fo:margin-left="0.25in">
        <style:tab-stops/>
      </style:paragraph-properties>
    </style:style>
    <style:style style:name="P9" style:parent-style-name="Standard" style:family="paragraph">
      <style:paragraph-properties fo:margin-left="0.25in">
        <style:tab-stops/>
      </style:paragraph-properties>
    </style:style>
    <style:style style:name="P10" style:parent-style-name="Standard" style:family="paragraph">
      <style:paragraph-properties fo:margin-left="0.25in">
        <style:tab-stops/>
      </style:paragraph-properties>
    </style:style>
    <style:style style:name="P11" style:parent-style-name="Standard" style:family="paragraph">
      <style:paragraph-properties fo:margin-left="0.25in">
        <style:tab-stops/>
      </style:paragraph-properties>
    </style:style>
    <style:style style:name="P12" style:parent-style-name="Standard" style:list-style-name="LFO1" style:family="paragraph"/>
    <style:style style:name="P13" style:parent-style-name="Standard" style:family="paragraph">
      <style:paragraph-properties fo:margin-left="0.5in">
        <style:tab-stops/>
      </style:paragraph-properties>
    </style:style>
    <style:style style:name="P14" style:parent-style-name="Standard" style:family="paragraph">
      <style:paragraph-properties fo:margin-left="0.5in">
        <style:tab-stops/>
      </style:paragraph-properties>
    </style:style>
    <style:style style:name="P15" style:parent-style-name="Standard" style:family="paragraph">
      <style:paragraph-properties fo:margin-left="0.5in">
        <style:tab-stops/>
      </style:paragraph-properties>
    </style:style>
    <style:style style:name="P16" style:parent-style-name="Standard" style:family="paragraph">
      <style:paragraph-properties fo:margin-left="0.5in">
        <style:tab-stops/>
      </style:paragraph-properties>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office:automatic-styles>
  <office:body>
    <office:text text:use-soft-page-breaks="true">
      <text:p text:style-name="P1"><text:tab/><text:tab/><text:tab/><text:tab/><text:tab/><text:tab/>Project Report</text:p>
      <text:p text:style-name="Standard"><text:tab/><text:tab/><text:tab/><text:tab/><text:tab/><text:s text:c="5"/>Death in the United States</text:p>
      <text:p text:style-name="Standard"><text:tab/><text:tab/><text:tab/><text:tab/><text:tab/><text:s text:c="9"/>Manjusha Gadupudi</text:p>
      <text:p text:style-name="Standard"><text:tab/><text:tab/><text:tab/><text:tab/><text:tab/><text:tab/><text:s text:c="4"/></text:p>
      <text:p text:style-name="Standard"/>
      <text:p text:style-name="Standard">Introduction:</text:p>
      <text:p text:style-name="P2">Centers for Disease Control and Prevention, releases a report on the<text:s/>number of deaths and their reasons, in United States. This dataset has the information about the deaths in the country in the past 10 years(From 2005-2015). A lot of analyses can be performed to determine the average life expectancy and the major reasons<text:s/>for death, and also ways to prevent it maybe.</text:p>
      <text:p text:style-name="P3"/>
      <text:p text:style-name="Standard"/>
      <text:p text:style-name="Standard">Background:</text:p>
      <text:p text:style-name="Standard">The data is a collection of all the files from 2005 to 2015. It contains information such as origin, race, level of education, age span, reason for death, and other information. There is a lot of<text:s/>analysis that can be performed here to extract the main cause of death.</text:p>
      <text:p text:style-name="Standard">Source -<text:s/><text:a xlink:href="https://www.kaggle.com/cdc/mortality" office:target-frame-name="_top" xlink:show="replace">https://www.kaggle.com/cdc/mortality</text:a></text:p>
      <text:p text:style-name="Standard">The data is available in 10 different csv and json files.</text:p>
      <text:p text:style-name="Standard"/>
      <text:p text:style-name="Standard">Analysis:</text:p>
      <text:list text:style-name="LFO1" text:continue-numbering="true">
        <text:list-item>
          <text:p text:style-name="P4">I wanted to find the average life expectancy for people in the United States.</text:p>
        </text:list-item>
      </text:list>
      <text:p text:style-name="P5"/>
      <text:p text:style-name="P6">I got the following results</text:p>
      <text:p text:style-name="P7">Men deaths in dataset: 1210610 (on sample dataset)</text:p>
      <text:p text:style-name="P8">Women deaths in dataset: 1241896(on sample dataset)</text:p>
      <text:p text:style-name="P9"/>
      <text:p text:style-name="P10"/>
      <text:p text:style-name="P11">From this data it can be observed that women have longer life expectancy than men.</text:p>
      <text:p text:style-name="Standard"/>
      <text:list text:style-name="LFO1" text:continue-numbering="true">
        <text:list-item>
          <text:p text:style-name="P12">Deaths per month in the dataset and the months with the maximum number of deaths</text:p>
        </text:list-item>
      </text:list>
      <text:p text:style-name="P13"/>
      <text:p text:style-name="P14">The data has resulted in most of the deaths to have occurred in the months of December and January. Could be because of the weather conditions.</text:p>
      <text:p text:style-name="P15"/>
      <text:p text:style-name="P16"/>
      <text:p text:style-name="Standard"/>
      <text:p text:style-name="Standard">Scalability Challenges:</text:p>
      <text:p text:style-name="Standard">- Loading 10 files and then analyzing the results for each of these might become challenging, as the most common reason for death might change every year and having to find one reason can be difficult. It took almost an hour to upload the files to AWS. The size of the dataset is 4.4GB.</text:p>
      <text:p text:style-name="Standard">- Combining all the files and creating a new file which consists all of the data is a task.</text:p>
      <text:p text:style-name="Standard">- Some of these analysis may require separate files and some might need a single file, hence all the files are important for the analysis.</text:p>
      <text:p text:style-name="Standard">-The data has shown memory errors to be loaded on the local machine.</text:p>
      <text:p text:style-name="P17"/>
      <text:p text:style-name="Standard">Challenges Addressed:</text:p>
      <text:p text:style-name="Standard"/>
      <text:p text:style-name="Standard">I used combined all the files and uploaded them to AWS since running them on the local machine is an issue I used Amazon Web Services to execute this dataset.<text:s/></text:p>
      <text:soft-page-break/>
      <text:p text:style-name="Standard">I was able to successfully load the files into AWS and use it<text:s/>for my analysis.</text:p>
      <text:p text:style-name="Standard">Setting up AWS was a painful task, however I was ultimately able to run my desired queries on this.<text:s/></text:p>
      <text:p text:style-name="Standard"/>
      <text:p text:style-name="Standard">Conclusion</text:p>
      <text:p text:style-name="Standard"/>
      <text:p text:style-name="Standard">The data does not have missing values and hence the data is reliable.</text:p>
      <text:p text:style-name="Standard">Since the analysis has been performed on reliable<text:s/>data, even the output results are reliable.</text:p>
      <text:p text:style-name="Standard"/>
      <text:p text:style-name="P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1.0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njusha Gadupudi</dc:creator>
    <meta:creation-date>2017-11-22T23:38:00Z</meta:creation-date>
    <dc:date>2017-12-17T10:25:00Z</dc:date>
    <meta:template xlink:href="Normal" xlink:type="simple"/>
    <meta:editing-cycles>8</meta:editing-cycles>
    <meta:editing-duration>PT29400S</meta:editing-duration>
    <meta:document-statistic meta:page-count="2" meta:paragraph-count="5" meta:word-count="390" meta:character-count="2611" meta:row-count="18" meta:non-whitespace-character-count="2226"/>
  </office:meta>
</office:document-meta>
</file>